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margin-left="0.4916in">
        <style:tab-stops/>
      </style:paragraph-properties>
    </style:style>
    <style:style style:name="P4" style:parent-style-name="Standaard" style:family="paragraph">
      <style:paragraph-properties fo:margin-left="0.4916in">
        <style:tab-stops/>
      </style:paragraph-properties>
    </style:style>
    <style:style style:name="P5" style:parent-style-name="Standaard" style:family="paragraph">
      <style:text-properties fo:font-weight="bold" style:font-weight-asian="bold" style:font-weight-complex="bold"/>
    </style:style>
    <style:style style:name="P6" style:parent-style-name="Standaard" style:family="paragraph">
      <style:text-properties fo:font-weight="bold" style:font-weight-asian="bold" style:font-weight-complex="bold"/>
    </style:style>
    <style:style style:name="P7" style:parent-style-name="Standaard" style:family="paragraph">
      <style:text-properties fo:font-weight="bold" style:font-weight-asian="bold" style:font-weight-complex="bold"/>
    </style:style>
    <style:style style:name="P8" style:parent-style-name="Standaard" style:family="paragraph">
      <style:text-properties fo:font-weight="bold" style:font-weight-asian="bold" style:font-weight-complex="bold"/>
    </style:style>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T12" style:parent-style-name="Standaardalinea-lettertype" style:family="text">
      <style:text-properties fo:font-weight="bold" style:font-weight-asian="bold" style:font-weight-complex="bold"/>
    </style:style>
    <style:style style:name="T13" style:parent-style-name="Standaardalinea-lettertype" style:family="text">
      <style:text-properties fo:font-weight="bold" style:font-weight-asian="bold" style:font-weight-complex="bold"/>
    </style:style>
    <style:style style:name="P14"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5"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6" style:parent-style-name="Standaard" style:family="paragraph">
      <style:paragraph-properties fo:margin-left="0.4916in">
        <style:tab-stops/>
      </style:paragraph-properties>
    </style:style>
    <style:style style:name="P17" style:parent-style-name="Lijstalinea" style:list-style-name="LFO2" style:family="paragraph"/>
    <style:style style:name="P18" style:parent-style-name="Lijstalinea" style:list-style-name="LFO2" style:family="paragraph"/>
    <style:style style:name="P19" style:parent-style-name="Lijstalinea" style:list-style-name="LFO2" style:family="paragraph"/>
    <style:style style:name="P20" style:parent-style-name="Lijstalinea" style:list-style-name="LFO2" style:family="paragraph"/>
    <style:style style:name="P21" style:parent-style-name="Lijstalinea" style:list-style-name="LFO2" style:family="paragraph"/>
    <style:style style:name="P22" style:parent-style-name="Standaard" style:family="paragraph">
      <style:text-properties fo:font-weight="bold" style:font-weight-asian="bold" style:font-weight-complex="bold"/>
    </style:style>
    <style:style style:name="P23" style:parent-style-name="Lijstalinea" style:list-style-name="LFO3" style:family="paragraph"/>
    <style:style style:name="P24" style:parent-style-name="Lijstalinea" style:list-style-name="LFO3" style:family="paragraph"/>
  </office:automatic-styles>
  <office:body>
    <office:text text:use-soft-page-breaks="true">
      <text:p text:style-name="P1"/>
      <text:p text:style-name="P2">Algemeen<text:tab/><text:tab/><text:tab/><text:tab/>26-9-2022</text:p>
      <text:p text:style-name="Standaard">Simpylc biedt de mogelijkheid om besturingssystemen te bouwen. Jacques heeft een omgeving gebouwd voor de automatisering van een auto. Hij heeft<text:s/>ook al een geautomatiseerde sturing op basis van een virtuele sonar en een virtuele lidar met vaste regels. Deze aansturing met vaste regels zou je ook kunnen vervangen door een neuraal netwerk.</text:p>
      <text:p text:style-name="Standaard">Het programma functioneert met 2 python instances:</text:p>
      <text:p text:style-name="P3">Instance 1: hiermee wordt de wereld gebouwd en data van de gegevens worden hierin opgebouwd.</text:p>
      <text:p text:style-name="P4">Instance 2: aansturing van de auto gebeurd hier. Invoer vanuit instance 1 wordt hier vertaald naar stuurhoek en snelheid van de auto. <text:s/></text:p>
      <text:p text:style-name="Standaard"/>
      <text:p text:style-name="P5">Hardcoded-client.<text:tab/><text:tab/><text:tab/><text:tab/>26-9-2022</text:p>
      <text:p text:style-name="Standaard">De aansturing van de auto<text:s/>gebeurt met code die in de<text:s/></text:p>
      <text:p text:style-name="P6"/>
      <text:p text:style-name="P7"/>
      <text:p text:style-name="P8">Tensorflow<text:tab/><text:tab/><text:tab/><text:tab/><text:tab/><text:tab/>23-9-2022</text:p>
      <text:p text:style-name="Standaard"/>
      <text:p text:style-name="Standaard">Inzet van tensorflow voor neuraal netwerk.</text:p>
      <text:p text:style-name="Standaard">Ik heb tutorials gevolgd.<text:s/></text:p>
      <text:list text:style-name="LFO1" text:continue-numbering="true">
        <text:list-item>
          <text:p text:style-name="P9">Sequential model</text:p>
        </text:list-item>
        <text:list-item>
          <text:p text:style-name="P10">Training of a model</text:p>
        </text:list-item>
        <text:list-item>
          <text:p text:style-name="P11">Classification (voorbeeld classificatie met een model.<text:s/></text:p>
        </text:list-item>
      </text:list>
      <text:p text:style-name="Standaard">Sequential model. Simpel neuraal netwerk.<text:s/>Waarbij je laagsewijs een model opstelt.</text:p>
      <text:p text:style-name="Standaard">Met Keras wordt het netwerk gemaakt.</text:p>
      <text:p text:style-name="Standaard"/>
      <text:p text:style-name="Standaard">Trainen van het model werkt met de methode<text:s/><text:span text:style-name="T12">.fit</text:span></text:p>
      <text:p text:style-name="Standaard">Hier geef je de trainingssets met bijbehorende labels bij<text:s/></text:p>
      <text:p text:style-name="Standaard">Met de .<text:span text:style-name="T13">prediction</text:span><text:s text:c="2"/>functie kun je een voorspelling maken.</text:p>
      <text:p text:style-name="Standaard"/>
      <text:p text:style-name="Standaard">Algoritme<text:s/>configuratie valt in 3 categorien:<text:s/></text:p>
      <text:p text:style-name="P14">optimizer</text:p>
      <text:p text:style-name="P15">losses</text:p>
      <text:p text:style-name="P16">metrics: volgens mij minder belangrijk.<text:tab/></text:p>
      <text:soft-page-break/>
      <text:p text:style-name="Standaard">Ideale pad.<text:s/></text:p>
      <text:list text:style-name="LFO2" text:continue-numbering="true">
        <text:list-item>
          <text:p text:style-name="P17">Je maakt trainingssets door met de pijltoetsen de auto door het model te rijden.<text:s/>De gegevens sla je op in een file. De meest optimale rit gebruik je.<text:s/></text:p>
        </text:list-item>
        <text:list-item>
          <text:p text:style-name="P18">Je splitst de set in een trainingsset en een validatieset.<text:s/></text:p>
        </text:list-item>
        <text:list-item>
          <text:p text:style-name="P19">Met<text:s/>trainingsritten<text:s/>(sonarafstand/lidarafstand en stuurrichting) voer je een neuraal netwerk model.<text:s/></text:p>
        </text:list-item>
        <text:list-item>
          <text:p text:style-name="P20">De<text:s/>fit ga je valideren<text:s/>met de validatieset.<text:s/></text:p>
        </text:list-item>
        <text:list-item>
          <text:p text:style-name="P21">Dit vertaal je naar een algoritme voor sturing van de auto. Met de prediction method maak je een voorspelling op basis van input waarden van de sonar<text:s/>(softmax)</text:p>
        </text:list-item>
      </text:list>
      <text:p text:style-name="Standaard">Mogelijk is er niet genoeg tijd om test data sets te maken. Als minder optimale oplossing kun je testrondjes maken.<text:s/></text:p>
      <text:p text:style-name="Standaard"/>
      <text:p text:style-name="P22">Aansturing<text:s/>van de auto</text:p>
      <text:list text:style-name="LFO3" text:continue-numbering="true">
        <text:list-item>
          <text:p text:style-name="P23">Testdata verzamelen.</text:p>
        </text:list-item>
        <text:list-item>
          <text:p text:style-name="P24"/>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09-23T13:47:00Z</meta:creation-date>
    <dc:date>2022-09-26T08:54:00Z</dc:date>
    <meta:template xlink:href="Normal.dotm" xlink:type="simple"/>
    <meta:editing-cycles>4</meta:editing-cycles>
    <meta:editing-duration>PT8640S</meta:editing-duration>
    <meta:document-statistic meta:page-count="2" meta:paragraph-count="4" meta:word-count="308" meta:character-count="2003" meta:row-count="14" meta:non-whitespace-character-count="1699"/>
  </office:meta>
</office:document-meta>
</file>